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94c" officeooo:paragraph-rsid="000a894c"/>
    </style:style>
    <style:style style:name="P2" style:family="paragraph" style:parent-style-name="Standard">
      <style:text-properties fo:font-style="normal" fo:font-weight="bold" officeooo:rsid="00165fad" officeooo:paragraph-rsid="00165fad" style:font-style-asian="normal" style:font-weight-asian="bold" style:font-style-complex="normal" style:font-weight-complex="bold"/>
    </style:style>
    <style:style style:name="P3" style:family="paragraph" style:parent-style-name="Standard">
      <style:text-properties fo:font-style="normal" fo:font-weight="bold" officeooo:rsid="001aa88e" officeooo:paragraph-rsid="001aa88e" style:font-style-asian="normal" style:font-weight-asian="bold" style:font-style-complex="normal" style:font-weight-complex="bold"/>
    </style:style>
    <style:style style:name="P4" style:family="paragraph" style:parent-style-name="Standard" style:list-style-name="L1">
      <style:text-properties officeooo:paragraph-rsid="000aec6d"/>
    </style:style>
    <style:style style:name="P5" style:family="paragraph" style:parent-style-name="Standard" style:list-style-name="L1">
      <style:text-properties officeooo:rsid="001f6314" officeooo:paragraph-rsid="001f6314"/>
    </style:style>
    <style:style style:name="P6" style:family="paragraph" style:parent-style-name="Standard" style:list-style-name="L1">
      <style:text-properties officeooo:rsid="000bd09a" officeooo:paragraph-rsid="000bd09a"/>
    </style:style>
    <style:style style:name="P7" style:family="paragraph" style:parent-style-name="Standard" style:list-style-name="L1">
      <style:text-properties fo:font-weight="bold" officeooo:rsid="001aa88e" officeooo:paragraph-rsid="001aa88e" style:font-weight-asian="bold" style:font-weight-complex="bold"/>
    </style:style>
    <style:style style:name="P8" style:family="paragraph" style:parent-style-name="Standard" style:list-style-name="L1">
      <style:text-properties fo:font-weight="bold" officeooo:rsid="000f96a3" officeooo:paragraph-rsid="000f96a3" style:font-weight-asian="bold" style:font-weight-complex="bold"/>
    </style:style>
    <style:style style:name="P9" style:family="paragraph" style:parent-style-name="Standard" style:list-style-name="L1">
      <style:text-properties officeooo:rsid="000c6613" officeooo:paragraph-rsid="000c6613"/>
    </style:style>
    <style:style style:name="P10" style:family="paragraph" style:parent-style-name="Standard" style:list-style-name="L1">
      <style:text-properties officeooo:rsid="000f96a3" officeooo:paragraph-rsid="0013d077"/>
    </style:style>
    <style:style style:name="P11" style:family="paragraph" style:parent-style-name="Standard" style:list-style-name="L1">
      <style:text-properties fo:font-style="normal" officeooo:rsid="000f96a3" officeooo:paragraph-rsid="00297a86" style:font-style-asian="normal" style:font-style-complex="normal"/>
    </style:style>
    <style:style style:name="P12" style:family="paragraph" style:parent-style-name="Standard" style:list-style-name="L1">
      <style:text-properties fo:font-style="normal" officeooo:rsid="0013d077" officeooo:paragraph-rsid="0013d077" style:font-style-asian="normal" style:font-style-complex="normal"/>
    </style:style>
    <style:style style:name="P13" style:family="paragraph" style:parent-style-name="Standard" style:list-style-name="L1">
      <style:text-properties fo:font-style="normal" officeooo:rsid="0019a591" officeooo:paragraph-rsid="0019a591" style:font-style-asian="normal" style:font-style-complex="normal"/>
    </style:style>
    <style:style style:name="P14" style:family="paragraph" style:parent-style-name="Standard" style:list-style-name="L1">
      <style:text-properties fo:font-style="normal" fo:font-weight="normal" officeooo:rsid="00297a86" officeooo:paragraph-rsid="00297a86" style:font-style-asian="normal" style:font-weight-asian="normal" style:font-style-complex="normal" style:font-weight-complex="normal"/>
    </style:style>
    <style:style style:name="P15" style:family="paragraph" style:parent-style-name="Standard" style:list-style-name="L1">
      <style:text-properties fo:font-style="normal" fo:font-weight="bold" officeooo:rsid="000f96a3" officeooo:paragraph-rsid="000f96a3" style:font-style-asian="normal" style:font-weight-asian="bold" style:font-style-complex="normal" style:font-weight-complex="bold"/>
    </style:style>
    <style:style style:name="P16" style:family="paragraph" style:parent-style-name="Standard" style:list-style-name="L1">
      <style:text-properties fo:font-style="normal" fo:font-weight="bold" officeooo:rsid="0019a591" officeooo:paragraph-rsid="0019a591" style:font-style-asian="normal" style:font-weight-asian="bold" style:font-style-complex="normal" style:font-weight-complex="bold"/>
    </style:style>
    <style:style style:name="P17" style:family="paragraph" style:parent-style-name="Standard" style:list-style-name="L1">
      <style:text-properties fo:font-style="normal" fo:font-weight="bold" officeooo:rsid="00165fad" officeooo:paragraph-rsid="00165fad" style:font-style-asian="normal" style:font-weight-asian="bold" style:font-style-complex="normal" style:font-weight-complex="bold"/>
    </style:style>
    <style:style style:name="P18" style:family="paragraph" style:parent-style-name="Standard" style:list-style-name="L1">
      <style:text-properties fo:font-style="normal" fo:font-weight="bold" officeooo:rsid="001e32e6" officeooo:paragraph-rsid="001e32e6" style:font-style-asian="normal" style:font-weight-asian="bold" style:font-style-complex="normal" style:font-weight-complex="bold"/>
    </style:style>
    <style:style style:name="P19" style:family="paragraph" style:parent-style-name="Standard" style:list-style-name="L1">
      <style:text-properties fo:font-style="normal" fo:font-weight="bold" officeooo:rsid="001e32e6" officeooo:paragraph-rsid="0023a452" style:font-style-asian="normal" style:font-weight-asian="bold" style:font-style-complex="normal" style:font-weight-complex="bold"/>
    </style:style>
    <style:style style:name="P20" style:family="paragraph" style:parent-style-name="Standard" style:list-style-name="L2">
      <style:text-properties fo:font-style="normal" fo:font-weight="bold" officeooo:rsid="001aa88e" officeooo:paragraph-rsid="001aa88e" style:font-style-asian="normal" style:font-weight-asian="bold" style:font-style-complex="normal" style:font-weight-complex="bold"/>
    </style:style>
    <style:style style:name="P21" style:family="paragraph" style:parent-style-name="Standard" style:list-style-name="L3">
      <style:text-properties fo:font-style="normal" fo:font-weight="bold" officeooo:rsid="0023a452" officeooo:paragraph-rsid="0023a452" style:font-style-asian="normal" style:font-weight-asian="bold" style:font-style-complex="normal" style:font-weight-complex="bold"/>
    </style:style>
    <style:style style:name="P22" style:family="paragraph" style:parent-style-name="Standard" style:list-style-name="L3">
      <style:text-properties fo:font-style="normal" fo:font-weight="bold" officeooo:rsid="0025002f" officeooo:paragraph-rsid="0025002f" style:font-style-asian="normal" style:font-weight-asian="bold" style:font-style-complex="normal" style:font-weight-complex="bold"/>
    </style:style>
    <style:style style:name="P23" style:family="paragraph" style:parent-style-name="Standard" style:list-style-name="L3">
      <style:text-properties fo:font-style="normal" fo:font-weight="bold" officeooo:rsid="0025b777" officeooo:paragraph-rsid="0025b777" style:font-style-asian="normal" style:font-weight-asian="bold" style:font-style-complex="normal" style:font-weight-complex="bold"/>
    </style:style>
    <style:style style:name="T1" style:family="text">
      <style:text-properties officeooo:rsid="000a894c"/>
    </style:style>
    <style:style style:name="T2" style:family="text">
      <style:text-properties fo:font-weight="bold" style:font-weight-asian="bold" style:font-weight-complex="bold"/>
    </style:style>
    <style:style style:name="T3" style:family="text">
      <style:text-properties fo:font-weight="bold" officeooo:rsid="000a894c" style:font-weight-asian="bold" style:font-weight-complex="bold"/>
    </style:style>
    <style:style style:name="T4" style:family="text">
      <style:text-properties fo:font-weight="bold" officeooo:rsid="00131e5d" style:font-weight-asian="bold" style:font-weight-complex="bold"/>
    </style:style>
    <style:style style:name="T5" style:family="text">
      <style:text-properties fo:font-weight="bold" officeooo:rsid="001f6314"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officeooo:rsid="000a894c" style:font-style-asian="italic" style:font-weight-asian="normal" style:font-style-complex="italic" style:font-weight-complex="normal"/>
    </style:style>
    <style:style style:name="T9" style:family="text">
      <style:text-properties fo:font-style="italic" fo:font-weight="normal" officeooo:rsid="000aec6d" style:font-style-asian="italic" style:font-weight-asian="normal" style:font-style-complex="italic" style:font-weight-complex="normal"/>
    </style:style>
    <style:style style:name="T10" style:family="text">
      <style:text-properties fo:font-style="italic" fo:font-weight="normal" officeooo:rsid="001f631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146fc" style:font-style-asian="normal" style:font-style-complex="normal"/>
    </style:style>
    <style:style style:name="T13" style:family="text">
      <style:text-properties fo:font-style="normal" officeooo:rsid="0013d077" style:font-style-asian="normal" style:font-style-complex="normal"/>
    </style:style>
    <style:style style:name="T14" style:family="text">
      <style:text-properties fo:font-style="normal" fo:font-weight="normal" officeooo:rsid="000aec6d" style:font-style-asian="normal" style:font-weight-asian="normal" style:font-style-complex="normal" style:font-weight-complex="normal"/>
    </style:style>
    <style:style style:name="T15" style:family="text">
      <style:text-properties officeooo:rsid="000c6613"/>
    </style:style>
    <style:style style:name="T16" style:family="text">
      <style:text-properties fo:color="#ff6600" officeooo:rsid="000c6613"/>
    </style:style>
    <style:style style:name="T17" style:family="text">
      <style:text-properties style:text-position="super 58%" officeooo:rsid="000c6613"/>
    </style:style>
    <style:style style:name="T18" style:family="text">
      <style:text-properties officeooo:rsid="00159bd1"/>
    </style:style>
    <style:style style:name="T19" style:family="text">
      <style:text-properties officeooo:rsid="001e32e6"/>
    </style:style>
    <style:style style:name="T20" style:family="text">
      <style:text-properties fo:font-weight="normal" officeooo:rsid="0021f622" style:font-weight-asian="normal" style:font-weight-complex="normal"/>
    </style:style>
    <style:style style:name="T21" style:family="text">
      <style:text-properties fo:font-weight="normal" officeooo:rsid="0023a452" style:font-weight-asian="normal" style:font-weight-complex="normal"/>
    </style:style>
    <style:style style:name="T22" style:family="text">
      <style:text-properties fo:font-weight="normal" officeooo:rsid="0013d077" style:font-weight-asian="normal" style:font-weight-complex="normal"/>
    </style:style>
    <style:style style:name="T23" style:family="text">
      <style:text-properties fo:font-weight="normal" officeooo:rsid="00297a86" style:font-weight-asian="normal" style:font-weight-complex="normal"/>
    </style:style>
    <style:style style:name="T24" style:family="text">
      <style:text-properties officeooo:rsid="0023a4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IT Command Reference</text:p>
      <text:p text:style-name="P1"/>
      <text:h text:style-name="Heading_20_1" text:outline-level="1">Commands</text:h>
      <text:h text:style-name="Heading_20_2" text:outline-level="2">General</text:h>
      <text:list xml:id="list3953369468899184582" text:style-name="L1">
        <text:list-item>
          <text:p text:style-name="P5"><text:span text:style-name="T3">git config --global user.name </text:span><text:span text:style-name="T2">&lt;username&gt;</text:span></text:p>
        </text:list-item>
        <text:list-item>
          <text:p text:style-name="P5"><text:span text:style-name="T3">git config --global user.email <text:s/></text:span><text:span text:style-name="T2">&lt;emailaddr&gt;</text:span></text:p>
        </text:list-item>
        <text:list-item>
          <text:p text:style-name="P4"><text:span text:style-name="T3">git init </text:span><text:span text:style-name="T5">&lt;</text:span><text:span text:style-name="T3">gitbase_</text:span><text:span text:style-name="T5">dir&gt;</text:span><text:span text:style-name="T1"><text:tab/>this creates/initiatlizes git repository in folder <text:s/></text:span><text:span text:style-name="T8">gitbase_</text:span><text:span text:style-name="T10">dir</text:span><text:span text:style-name="T8">. </text:span><text:span text:style-name="T14">If <text:tab/><text:tab/><text:tab/><text:tab/></text:span><text:span text:style-name="T9">gitbase_</text:span><text:span text:style-name="T10">dir</text:span><text:span text:style-name="T9"> </text:span><text:span text:style-name="T14">does not exist, then it is created. A hidden folder <text:tab/><text:tab/><text:tab/><text:tab/></text:span><text:span text:style-name="T9">.git</text:span><text:span text:style-name="T14"> is also created containing repository data</text:span></text:p>
        </text:list-item>
        <text:list-item>
          <text:p text:style-name="P6"><text:span text:style-name="T2">git status</text:span><text:tab/><text:tab/><text:tab/>when extecuted inside the sk_gitbase folder <text:span text:style-name="T15">it gives the current <text:tab/><text:tab/><text:tab/><text:tab/>status of the repository files. It displays all the 1</text:span><text:span text:style-name="T17">st</text:span><text:span text:style-name="T15"> level sub-<text:tab/><text:tab/><text:tab/><text:tab/>folders in the current directory having one or more untracked <text:tab/><text:tab/><text:tab/><text:tab/>files in </text:span><text:span text:style-name="T16">red.</text:span><text:span text:style-name="T15"> </text:span></text:p>
        </text:list-item>
        <text:list-item>
          <text:p text:style-name="P7">git status -s<text:tab/><text:tab/><text:tab/><text:span text:style-name="T20">gives git status output in short format</text:span></text:p>
        </text:list-item>
        <text:list-item>
          <text:p text:style-name="P9"><text:span text:style-name="T2">git add</text:span><text:tab/><text:tab/><text:tab/>untracked files can be added for tracking with this command. <text:tab/><text:tab/><text:tab/><text:tab/>It marks these files for commit and will comit next time <text:tab/><text:tab/><text:tab/><text:tab/><text:tab/>commit command is executed</text:p>
        </text:list-item>
        <text:list-item>
          <text:p text:style-name="P10"><text:span text:style-name="T2">git r</text:span><text:span text:style-name="T4">m</text:span><text:span text:style-name="T2"> –cached </text:span><text:span text:style-name="T7">file</text:span><text:span text:style-name="T6"><text:tab/><text:tab/></text:span><text:span text:style-name="T13">removes the specified files from tracking</text:span></text:p>
        </text:list-item>
        <text:list-item>
          <text:p text:style-name="P11"><text:span text:style-name="T2">git r</text:span><text:span text:style-name="T4">m</text:span><text:span text:style-name="T2"> </text:span><text:span text:style-name="T7">file<text:tab/><text:tab/><text:tab/></text:span><text:span text:style-name="T22">removes the specified files from tracking </text:span><text:span text:style-name="T23">as well as working </text:span></text:p>
          <text:list>
            <text:list-item>
              <text:list>
                <text:list-item>
                  <text:list>
                    <text:list-item>
                      <text:list>
                        <text:list-item>
                          <text:list>
                            <text:list-item>
                              <text:list>
                                <text:list-item>
                                  <text:list>
                                    <text:list-item>
                                      <text:list>
                                        <text:list-header>
                                          <text:p text:style-name="P14">directory</text:p>
                                        </text:list-header>
                                      </text:list>
                                    </text:list-item>
                                  </text:list>
                                </text:list-item>
                              </text:list>
                            </text:list-item>
                          </text:list>
                        </text:list-item>
                      </text:list>
                    </text:list-item>
                  </text:list>
                </text:list-item>
              </text:list>
            </text:list-item>
          </text:list>
        </text:list-item>
        <text:list-item>
          <text:p text:style-name="P12"><text:span text:style-name="T2">git reset</text:span><text:tab/><text:tab/><text:tab/><text:span text:style-name="T18">unstages the specified file i.e. the index of the file to working</text:span></text:p>
        </text:list-item>
        <text:list-item>
          <text:p text:style-name="P13"><text:span text:style-name="T2">git diff<text:tab/></text:span><text:tab/><text:tab/><text:tab/>shows diff between unstaged and head</text:p>
        </text:list-item>
        <text:list-item>
          <text:p text:style-name="P13"><text:span text:style-name="T2">git diff –cached</text:span><text:tab/><text:tab/>shows diff between staged and head</text:p>
        </text:list-item>
        <text:list-item>
          <text:p text:style-name="P8"><text:span text:style-name="T11">git commit -</text:span><text:span text:style-name="T12">m “initial commit”</text:span></text:p>
        </text:list-item>
        <text:list-item>
          <text:p text:style-name="P15">git log</text:p>
        </text:list-item>
        <text:list-item>
          <text:p text:style-name="P16">git log –oneline</text:p>
        </text:list-item>
        <text:list-item>
          <text:p text:style-name="P17">gitk<text:span text:style-name="T19">dit</text:span></text:p>
        </text:list-item>
        <text:list-item>
          <text:p text:style-name="P18">git pull &lt;origin&gt; &lt;branch&gt;</text:p>
        </text:list-item>
        <text:list-item>
          <text:p text:style-name="P19">git remote add origin &lt;<text:span text:style-name="T24">githubProjecturl.git</text:span>&gt;<text:tab/><text:span text:style-name="T21">e.g. git remote add origin https://github.com/rpgit-rpgit/rp_git_base_test1.git</text:span></text:p>
        </text:list-item>
        <text:list-item>
          <text:p text:style-name="P18">git push -u origin master</text:p>
        </text:list-item>
      </text:list>
      <text:p text:style-name="P2"/>
      <text:h text:style-name="Heading_20_2" text:outline-level="2">Short Cuts</text:h>
      <text:list xml:id="list5074235190196258110" text:style-name="L2">
        <text:list-item>
          <text:p text:style-name="P20">git status -s</text:p>
        </text:list-item>
        <text:list-item>
          <text:p text:style-name="P20">git log –oneline</text:p>
        </text:list-item>
        <text:list-item>
          <text:p text:style-name="P20">git log –merges</text:p>
        </text:list-item>
        <text:list-item>
          <text:p text:style-name="P20">git log –no-merges</text:p>
        </text:list-item>
        <text:list-item>
          <text:p text:style-name="P20">git commit -a</text:p>
        </text:list-item>
      </text:list>
      <text:p text:style-name="P3"/>
      <text:h text:style-name="Heading_20_2" text:outline-level="2"><text:soft-page-break/>Creating project on github from existing local directory structure</text:h>
      <text:list xml:id="list1812283954177208680" text:style-name="L3">
        <text:list-item>
          <text:p text:style-name="P21">Create new empty project on Github say <text:span text:style-name="T6">Project1</text:span></text:p>
        </text:list-item>
        <text:list-item>
          <text:p text:style-name="P21">On local system do the following steps -</text:p>
          <text:list>
            <text:list-item>
              <text:p text:style-name="P21">Get the contents of your project organized in your local directory under <text:span text:style-name="T6">Project1 </text:span>folder</text:p>
            </text:list-item>
            <text:list-item>
              <text:p text:style-name="P21">git init</text:p>
            </text:list-item>
            <text:list-item>
              <text:p text:style-name="P21">git add *</text:p>
            </text:list-item>
            <text:list-item>
              <text:p text:style-name="P21">git commit -m “Initial commit”</text:p>
            </text:list-item>
            <text:list-item>
              <text:p text:style-name="P21">git remote add origin <text:a xlink:type="simple" xlink:href="https://github.com/rpgit-rpgit/Project1.git" text:style-name="Internet_20_link" text:visited-style-name="Visited_20_Internet_20_Link">https://github.com/rpgit-rpgit/Project1.git</text:a></text:p>
            </text:list-item>
            <text:list-item>
              <text:p text:style-name="P22">git pull origin master<text:tab/><text:tab/>This is required only if github project contains anything e.g. Readme file etc. In such case will need to update our local repository with the given pull command before pushing the local repository changes to github project</text:p>
            </text:list-item>
            <text:list-item>
              <text:p text:style-name="P23">git push -u origin master<text:tab/><text:tab/>-u sets the up-stream for tracking local branch to remote</text:p>
            </text:list-item>
            <text:list-item>
              <text:p text:style-name="P23"/>
            </text:list-item>
          </text:list>
        </text:list-item>
        <text:list-item>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43:20.185198202</meta:creation-date>
    <dc:date>2017-08-10T05:25:51.879126435</dc:date>
    <meta:editing-duration>PT18H42M6S</meta:editing-duration>
    <meta:editing-cycles>17</meta:editing-cycles>
    <meta:generator>LibreOffice/5.1.6.2$Linux_X86_64 LibreOffice_project/10m0$Build-2</meta:generator>
    <meta:document-statistic meta:table-count="0" meta:image-count="0" meta:object-count="0" meta:page-count="2" meta:paragraph-count="40" meta:word-count="368" meta:character-count="2141" meta:non-whitespace-character-count="1799"/>
  </office:meta>
</office:document-meta>
</file>